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2" table:number-columns-repeated="2" table:default-cell-style-name="ce167"/>
        <table:table-column table:style-name="co2" table:number-columns-repeated="3" table:default-cell-style-name="ce176"/>
        <table:table-column table:style-name="co2" table:number-columns-repeated="4" table:default-cell-style-name="ce17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5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ce112"/>
        <table:table-column table:style-name="co2" table:number-columns-repeated="11" table:default-cell-style-name="ce112"/>
        <table:table-column table:style-name="co2" table:number-columns-repeated="3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12"/>
          <table:table-cell table:number-columns-repeated="3"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 table:number-columns-repeated="3"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 table:number-columns-repeated="3"/>
          <table:table-cell table:style-name="Default" table:formula="of:=SUM([.Q5:.Q18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11"/>
          <table:table-cell table:style-name="ce170"/>
          <table:table-cell table:number-columns-repeated="3"/>
          <table:table-cell table:style-name="Default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30:19.4631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4T15:17:30.224587282</dc:date>
    <meta:editing-duration>PT9H16M28S</meta:editing-duration>
    <meta:editing-cycles>55</meta:editing-cycles>
    <meta:print-date>2020-12-20T13:26:04.584060117</meta:print-date>
    <meta:document-statistic meta:table-count="7" meta:cell-count="1667" meta:object-count="0"/>
  </office:meta>
</office:document-meta>
</file>